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00cc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T1" style:family="text">
      <style:text-properties style:text-position="sub 7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889cm" svg:height="1.143cm" svg:x="0.286cm" svg:y="1.572cm">
          <text:p text:style-name="P1">S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0.889cm" svg:height="1.143cm" svg:x="1.961cm" svg:y="1.572cm">
          <text:p text:style-name="P1">S<text:span text:style-name="T1">6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.175cm" svg:y1="2.143cm" svg:x2="1.961cm" svg:y2="2.143cm" draw:start-shape="id1" draw:start-glue-point="1" draw:end-shape="id2" svg:d="M1175 2143h786" svg:viewBox="0 0 787 1">
          <text:p/>
        </draw:connector>
        <draw:custom-shape draw:style-name="gr1" draw:text-style-name="P1" xml:id="id3" draw:id="id3" draw:layer="layout" svg:width="0.889cm" svg:height="1.143cm" svg:x="3.647cm" svg:y="1.572cm">
          <text:p text:style-name="P1">S<text:span text:style-name="T1">4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2.85cm" svg:y1="2.143cm" svg:x2="3.647cm" svg:y2="2.143cm" draw:start-shape="id2" draw:start-glue-point="1" draw:end-shape="id3" svg:d="M2850 2143h797" svg:viewBox="0 0 798 1">
          <text:p/>
        </draw:connector>
        <draw:custom-shape draw:style-name="gr1" draw:text-style-name="P1" xml:id="id4" draw:id="id4" draw:layer="layout" svg:width="0.889cm" svg:height="1.143cm" svg:x="5.279cm" svg:y="1.572cm">
          <text:p text:style-name="P1">S<text:span text:style-name="T1">2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4.536cm" svg:y1="2.143cm" svg:x2="5.279cm" svg:y2="2.143cm" draw:start-shape="id3" draw:start-glue-point="1" draw:end-shape="id4" svg:d="M4536 2143h743" svg:viewBox="0 0 744 1">
          <text:p/>
        </draw:connector>
        <draw:custom-shape draw:style-name="gr1" draw:text-style-name="P1" xml:id="id5" draw:id="id5" draw:layer="layout" svg:width="0.889cm" svg:height="1.143cm" svg:x="6.985cm" svg:y="1.572cm">
          <text:p text:style-name="P1">S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0.889cm" svg:height="1.143cm" svg:x="8.66cm" svg:y="1.572cm">
          <text:p text:style-name="P1">S<text:span text:style-name="T1">5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7.874cm" svg:y1="2.143cm" svg:x2="8.66cm" svg:y2="2.143cm" draw:start-shape="id5" draw:start-glue-point="1" draw:end-shape="id6" svg:d="M7874 2143h786" svg:viewBox="0 0 787 1">
          <text:p/>
        </draw:connector>
        <draw:custom-shape draw:style-name="gr1" draw:text-style-name="P1" xml:id="id7" draw:id="id7" draw:layer="layout" svg:width="0.889cm" svg:height="1.143cm" svg:x="10.346cm" svg:y="1.572cm">
          <text:p text:style-name="P1">S<text:span text:style-name="T1">3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9.549cm" svg:y1="2.143cm" svg:x2="10.346cm" svg:y2="2.143cm" draw:start-shape="id6" draw:start-glue-point="1" draw:end-shape="id7" svg:d="M9549 2143h797" svg:viewBox="0 0 798 1">
          <text:p/>
        </draw:connector>
        <draw:custom-shape draw:style-name="gr1" draw:text-style-name="P1" xml:id="id8" draw:id="id8" draw:layer="layout" svg:width="0.889cm" svg:height="1.143cm" svg:x="11.978cm" svg:y="1.572cm">
          <text:p text:style-name="P1">S<text:span text:style-name="T1">8</text:span></text:p>
          <draw:enhanced-geometry svg:viewBox="0 0 21600 21600" draw:type="rectangle" draw:enhanced-path="M 0 0 L 21600 0 21600 21600 0 21600 0 0 Z N"/>
        </draw:custom-shape>
        <draw:connector draw:style-name="gr2" draw:text-style-name="P1" xml:id="id9" draw:id="id9" draw:layer="layout" draw:type="line" svg:x1="11.235cm" svg:y1="2.143cm" svg:x2="11.978cm" svg:y2="2.143cm" draw:start-shape="id7" draw:start-glue-point="1" draw:end-shape="id8" svg:d="M11235 2143h743" svg:viewBox="0 0 744 1">
          <text:p/>
        </draw:connector>
        <draw:connector draw:style-name="gr2" draw:text-style-name="P1" draw:layer="layout" draw:type="line" svg:x1="6.168cm" svg:y1="2.143cm" svg:x2="6.985cm" svg:y2="2.143cm" draw:start-shape="id4" draw:start-glue-point="1" draw:end-shape="id5" draw:end-glue-point="3" svg:d="M6168 2143h817" svg:viewBox="0 0 818 1">
          <text:p/>
        </draw:connector>
        <draw:connector draw:style-name="gr3" draw:text-style-name="P1" draw:layer="layout" draw:type="curve" draw:line-skew="-0.504cm" svg:x1="5.723cm" svg:y1="1.572cm" svg:x2="11.606cm" svg:y2="2.143cm" draw:start-shape="id4" draw:start-glue-point="0" draw:end-shape="id9" draw:end-glue-point="0" svg:d="M5723 1572c0-1546 5883-1832 5883 571" svg:viewBox="0 0 5884 176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27cm" fo:margin-bottom="0.127cm" fo:margin-left="0.127cm" fo:margin-right="0.127cm" fo:page-width="13.208cm" fo:page-height="3.0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6:30:34.058422245</meta:creation-date>
    <dc:date>2017-02-15T11:35:09.300975307</dc:date>
    <meta:editing-duration>PT29M42S</meta:editing-duration>
    <meta:editing-cycles>12</meta:editing-cycles>
    <meta:generator>LibreOffice/4.2.8.2$Linux_X86_64 LibreOffice_project/420m0$Build-2</meta:generator>
    <meta:document-statistic meta:object-count="16"/>
  </office:meta>
</office:document-meta>
</file>